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84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mp.</text:p>
          </table:table-cell>
          <table:table-cell table:style-name="ce1" office:value-type="string" calcext:value-type="string">
            <text:p>Mouser#</text:p>
          </table:table-cell>
          <table:table-cell table:style-name="ce6" office:value-type="string" calcext:value-type="string">
            <text:p>Digikey#</text:p>
          </table:table-cell>
          <table:table-cell table:style-name="ce1" office:value-type="string" calcext:value-type="string">
            <text:p>Mfr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C2</text:p>
          </table:table-cell>
          <table:table-cell table:number-columns-repeated="2"/>
          <table:table-cell office:value-type="string" calcext:value-type="string">
            <text:p>C317C200J5G5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C4</text:p>
          </table:table-cell>
          <table:table-cell table:number-columns-repeated="2"/>
          <table:table-cell office:value-type="string" calcext:value-type="string">
            <text:p>FG28C0G1H470JNT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,C6,C7,C8,C9,C10,C11,C12</text:p>
          </table:table-cell>
          <table:table-cell table:number-columns-repeated="2"/>
          <table:table-cell office:value-type="string" calcext:value-type="string">
            <text:p>C322C104K5R5TA7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1uF Capaci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151051VS0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 5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D3</text:p>
          </table:table-cell>
          <table:table-cell table:number-columns-repeated="2"/>
          <table:table-cell office:value-type="string" calcext:value-type="string">
            <text:p>151031SS0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Led 3mm Round, FwdV 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/>
          <table:table-cell office:value-type="string" calcext:value-type="string">
            <text:p>ADM803TAKSZ-REE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on Reset c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/>
          <table:table-cell office:value-type="string" calcext:value-type="string">
            <text:p>AT28C256-15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PROM 256kbit 28-Pin PD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,IC3</text:p>
          </table:table-cell>
          <table:table-cell table:number-columns-repeated="2"/>
          <table:table-cell office:value-type="string" calcext:value-type="string">
            <text:p>4828-6004-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IC DIP SOCKET 28POS 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/>
          <table:table-cell office:value-type="string" calcext:value-type="string">
            <text:p>AS6C62256-55P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RAM 256K PARALLEL 28D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table:style-name="ce2" office:value-type="string" calcext:value-type="string">
            <text:p>485-2223</text:p>
          </table:table-cell>
          <table:table-cell table:style-name="ce2" office:value-type="string" calcext:value-type="string">
            <text:p>1528-1385-ND</text:p>
          </table:table-cell>
          <table:table-cell office:value-type="float" office:value="2223" calcext:value-type="float">
            <text:p>2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stacking header 2x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J3</text:p>
          </table:table-cell>
          <table:table-cell table:style-name="ce2" office:value-type="string" calcext:value-type="string">
            <text:p>485-85</text:p>
          </table:table-cell>
          <table:table-cell table:style-name="ce2" office:value-type="string" calcext:value-type="string">
            <text:p>1528-1074-ND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ING HEADER ARDUINO SH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/>
          <table:table-cell office:value-type="float" office:value="629105150521" calcext:value-type="float">
            <text:p>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Microb B SMT Connect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5" table:number-columns-repeated="2"/>
          <table:table-cell table:style-name="ce3" office:value-type="string" calcext:value-type="string">
            <text:p>PRPC005DAAN-R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x2 Pin Connec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J4,J6</text:p>
          </table:table-cell>
          <table:table-cell table:style-name="ce5" table:number-columns-repeated="2"/>
          <table:table-cell table:style-name="ce3" office:value-type="string" calcext:value-type="string">
            <text:p>QPC02SXGN-R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2 Shunt connector</text:p>
          </table:table-cell>
          <table:table-cell table:style-name="ce7"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J6</text:p>
          </table:table-cell>
          <table:table-cell table:style-name="ce5" table:number-columns-repeated="2"/>
          <table:table-cell table:style-name="ce3" office:value-type="string" calcext:value-type="string">
            <text:p>PRPC004DAAN-R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x2 Pin Connec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5" table:number-columns-repeated="2"/>
          <table:table-cell table:style-name="ce3" office:value-type="string" calcext:value-type="string">
            <text:p>RNF14FTD1M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M Ohm Resis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R10,R11</text:p>
          </table:table-cell>
          <table:table-cell table:style-name="ce5" table:number-columns-repeated="2"/>
          <table:table-cell table:style-name="ce3" office:value-type="string" calcext:value-type="string">
            <text:p>RNF14FTD332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2 Ohm resis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5" table:number-columns-repeated="2"/>
          <table:table-cell table:style-name="ce3" office:value-type="string" calcext:value-type="string">
            <text:p>RNF14FTD1K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 Ohm Resistor</text:p>
          </table:table-cell>
          <table:table-cell table:style-name="ce7" table:number-columns-repeated="1018"/>
        </table:table-row>
        <table:table-row table:style-name="ro3">
          <table:table-cell table:style-name="ce3" office:value-type="string" calcext:value-type="string">
            <text:p>R3,R4,R5,R6,R12,R13,R14</text:p>
          </table:table-cell>
          <table:table-cell table:style-name="ce5" table:number-columns-repeated="2"/>
          <table:table-cell table:style-name="ce3" office:value-type="string" calcext:value-type="string">
            <text:p>RNF14FTD10K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k Ohm Resistor</text:p>
          </table:table-cell>
          <table:table-cell table:style-name="ce7" table:number-columns-repeated="1018"/>
        </table:table-row>
        <table:table-row table:style-name="ro1">
          <table:table-cell table:style-name="ce3"/>
          <table:table-cell table:style-name="ce5" table:number-columns-repeated="2"/>
          <table:table-cell table:style-name="ce3" office:value-type="string" calcext:value-type="string">
            <text:p>RNF14FTD2K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k Ohm Resis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5" table:number-columns-repeated="2"/>
          <table:table-cell table:style-name="ce3" office:value-type="string" calcext:value-type="string">
            <text:p>RNF14FTD221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1 Ohm Resistor</text:p>
          </table:table-cell>
          <table:table-cell table:style-name="ce7" table:number-columns-repeated="1018"/>
        </table:table-row>
        <table:table-row table:style-name="ro1">
          <table:table-cell table:style-name="ce3" office:value-type="string" calcext:value-type="string">
            <text:p>R8,R9</text:p>
          </table:table-cell>
          <table:table-cell table:style-name="ce5" table:number-columns-repeated="2"/>
          <table:table-cell table:style-name="ce3" office:value-type="string" calcext:value-type="string">
            <text:p>RNF14FTD27R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7 Ohm Resistors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/>
          <table:table-cell office:value-type="string" calcext:value-type="string">
            <text:p>B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 x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74LS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d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SN74HCT0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x Inverter Schmidt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Z84C00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CP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U5</text:p>
          </table:table-cell>
          <table:table-cell table:number-columns-repeated="2"/>
          <table:table-cell office:value-type="string" calcext:value-type="string">
            <text:p>4840-6004-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(2 x 20) DIP socket 15,24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/>
          <table:table-cell office:value-type="string" calcext:value-type="string">
            <text:p>SN74LS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8 Decoder/Dem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/>
          <table:table-cell office:value-type="string" calcext:value-type="string">
            <text:p>Z84C42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SIO/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/>
          <table:table-cell office:value-type="string" calcext:value-type="string">
            <text:p>FT230XS-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 to US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/>
          <table:table-cell office:value-type="string" calcext:value-type="string">
            <text:p>SN74LS9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ecade counter (div. By 1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/>
          <table:table-cell office:value-type="string" calcext:value-type="string">
            <text:p>ECS-73-20-5PX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3728 MHz Crysta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1:00:39.477000000</meta:creation-date>
    <dc:date>2019-08-06T21:47:08.596000000</dc:date>
    <meta:editing-duration>PT25M6S</meta:editing-duration>
    <meta:editing-cycles>3</meta:editing-cycles>
    <meta:generator>LibreOffice/5.2.7.2$Windows_x86 LibreOffice_project/2b7f1e640c46ceb28adf43ee075a6e8b8439ed10</meta:generator>
    <meta:document-statistic meta:table-count="1" meta:cell-count="137" meta:object-count="0"/>
  </office:meta>
</office:document-meta>
</file>